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1681in" table:align="left"/>
    </style:style>
    <style:style style:name="Table1.A" style:family="table-column">
      <style:table-column-properties style:column-width="0.8521in"/>
    </style:style>
    <style:style style:name="Table1.B" style:family="table-column">
      <style:table-column-properties style:column-width="3.31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0493in" table:align="left"/>
    </style:style>
    <style:style style:name="Table2.A" style:family="table-column">
      <style:table-column-properties style:column-width="1.6889in"/>
    </style:style>
    <style:style style:name="Table2.B" style:family="table-column">
      <style:table-column-properties style:column-width="2.5146in"/>
    </style:style>
    <style:style style:name="Table2.C" style:family="table-column">
      <style:table-column-properties style:column-width="1.845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111f64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Heading_20_2">
      <style:text-properties officeooo:paragraph-rsid="00111f64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12a1be"/>
    </style:style>
    <style:style style:name="P7" style:family="paragraph" style:parent-style-name="Text_20_body" style:list-style-name="L3">
      <style:text-properties officeooo:paragraph-rsid="0012a1be"/>
    </style:style>
    <style:style style:name="P8" style:family="paragraph" style:parent-style-name="Text_20_body" style:list-style-name="L4">
      <style:text-properties officeooo:paragraph-rsid="0012a1be"/>
    </style:style>
    <style:style style:name="P9" style:family="paragraph" style:parent-style-name="Preformatted_20_Text" style:list-style-name="L4">
      <style:text-properties officeooo:paragraph-rsid="0012a1be"/>
    </style:style>
    <style:style style:name="P10" style:family="paragraph" style:parent-style-name="Preformatted_20_Text" style:list-style-name="L4">
      <style:paragraph-properties fo:margin-left="0in" fo:margin-right="0in" fo:text-indent="0in" style:auto-text-indent="false" style:writing-mode="lr-tb"/>
      <style:text-properties officeooo:paragraph-rsid="0012a1be"/>
    </style:style>
    <style:style style:name="P11" style:family="paragraph" style:parent-style-name="Preformatted_20_Text" style:list-style-name="L4">
      <style:paragraph-properties fo:margin-top="0in" fo:margin-bottom="0.1965in" style:contextual-spacing="false" style:writing-mode="lr-tb"/>
      <style:text-properties officeooo:paragraph-rsid="0012a1be"/>
    </style:style>
    <style:style style:name="P12" style:family="paragraph" style:parent-style-name="Horizontal_20_Line">
      <style:text-properties officeooo:paragraph-rsid="0012a1be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6">
      <style:text-properties officeooo:paragraph-rsid="0012a1be"/>
    </style:style>
    <style:style style:name="P16" style:family="paragraph" style:parent-style-name="Heading_20_2">
      <style:text-properties officeooo:paragraph-rsid="00176a92"/>
    </style:style>
    <style:style style:name="P17" style:family="paragraph" style:parent-style-name="Heading_20_3">
      <style:text-properties officeooo:paragraph-rsid="00148e91"/>
    </style:style>
    <style:style style:name="P18" style:family="paragraph" style:parent-style-name="Text_20_body">
      <style:text-properties officeooo:paragraph-rsid="00148e91"/>
    </style:style>
    <style:style style:name="P19" style:family="paragraph" style:parent-style-name="Horizontal_20_Line">
      <style:text-properties officeooo:paragraph-rsid="00148e91"/>
    </style:style>
    <style:style style:name="P20" style:family="paragraph" style:parent-style-name="Heading_20_2">
      <style:text-properties officeooo:paragraph-rsid="00148e91"/>
    </style:style>
    <style:style style:name="P21" style:family="paragraph" style:parent-style-name="Preformatted_20_Text">
      <style:text-properties officeooo:paragraph-rsid="00148e91"/>
    </style:style>
    <style:style style:name="P22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48e91"/>
    </style:style>
    <style:style style:name="P23" style:family="paragraph" style:parent-style-name="Preformatted_20_Text">
      <style:paragraph-properties style:writing-mode="lr-tb"/>
      <style:text-properties officeooo:paragraph-rsid="00148e91"/>
    </style:style>
    <style:style style:name="P24" style:family="paragraph" style:parent-style-name="Preformatted_20_Text">
      <style:paragraph-properties fo:margin-top="0in" fo:margin-bottom="0.1965in" style:contextual-spacing="false" style:writing-mode="lr-tb"/>
      <style:text-properties officeooo:paragraph-rsid="00148e91"/>
    </style:style>
    <style:style style:name="P2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48e91"/>
    </style:style>
    <style:style style:name="P26" style:family="paragraph" style:parent-style-name="Text_20_body">
      <style:text-properties officeooo:paragraph-rsid="0012a1be"/>
    </style:style>
    <style:style style:name="P27" style:family="paragraph" style:parent-style-name="Standard">
      <style:text-properties officeooo:paragraph-rsid="0012a1be"/>
    </style:style>
    <style:style style:name="P28" style:family="paragraph" style:parent-style-name="Table_20_Heading">
      <style:text-properties officeooo:paragraph-rsid="0012a1be"/>
    </style:style>
    <style:style style:name="P29" style:family="paragraph" style:parent-style-name="Table_20_Contents">
      <style:text-properties officeooo:paragraph-rsid="0012a1be"/>
    </style:style>
    <style:style style:name="P30" style:family="paragraph" style:parent-style-name="Table_20_Contents">
      <style:text-properties fo:font-size="2pt" officeooo:paragraph-rsid="0012a1be" style:font-size-asian="2pt" style:font-size-complex="2pt"/>
    </style:style>
    <style:style style:name="P31" style:family="paragraph" style:parent-style-name="Preformatted_20_Text">
      <style:text-properties officeooo:paragraph-rsid="0012a1be"/>
    </style:style>
    <style:style style:name="P32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2a1be"/>
    </style:style>
    <style:style style:name="P33" style:family="paragraph" style:parent-style-name="Preformatted_20_Text">
      <style:paragraph-properties style:writing-mode="lr-tb"/>
      <style:text-properties officeooo:paragraph-rsid="0012a1be"/>
    </style:style>
    <style:style style:name="P34" style:family="paragraph" style:parent-style-name="Preformatted_20_Text">
      <style:paragraph-properties fo:margin-top="0in" fo:margin-bottom="0.1965in" style:contextual-spacing="false" style:writing-mode="lr-tb"/>
      <style:text-properties officeooo:paragraph-rsid="0012a1be"/>
    </style:style>
    <style:style style:name="P35" style:family="paragraph" style:parent-style-name="Heading_20_3">
      <style:text-properties officeooo:paragraph-rsid="0012a1be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2a1be"/>
    </style:style>
    <style:style style:name="P37" style:family="paragraph" style:parent-style-name="Text_20_body" style:list-style-name="L7"/>
    <style:style style:name="P38" style:family="paragraph" style:parent-style-name="Text_20_body" style:list-style-name="L8"/>
    <style:style style:name="P39" style:family="paragraph" style:parent-style-name="Text_20_body" style:list-style-name="L9"/>
    <style:style style:name="P4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cture 19: Inheritance</text:h>
      <text:p text:style-name="P1"><text:span text:style-name="Strong_20_Emphasis">Course:</text:span> Introduction to CS and Programming Using Python</text:p>
      <text:p text:style-name="Horizontal_20_Line"/>
      <text:h text:style-name="Heading_20_2" text:outline-level="2">🌟 Learning Objectives</text:h>
      <text:p text:style-name="Text_20_body">By the end of this lecture, students will:</text:p>
      <text:list text:style-name="L1">
        <text:list-item>
          <text:p text:style-name="P2">Understand what <text:span text:style-name="Strong_20_Emphasis">inheritance</text:span> means in object-oriented programming (OOP)</text:p>
        </text:list-item>
        <text:list-item>
          <text:p text:style-name="P2">Be able to create <text:span text:style-name="Strong_20_Emphasis">subclasses</text:span> that extend the functionality of a <text:span text:style-name="Strong_20_Emphasis">parent class</text:span></text:p>
        </text:list-item>
        <text:list-item>
          <text:p text:style-name="P2">Use the <text:span text:style-name="Source_20_Text">super()</text:span>/<text:span text:style-name="Source_20_Text">ClassName.__init__()</text:span> pattern</text:p>
        </text:list-item>
        <text:list-item>
          <text:p text:style-name="P2">Override and extend parent class methods</text:p>
        </text:list-item>
        <text:list-item>
          <text:p text:style-name="P2">Understand <text:span text:style-name="Strong_20_Emphasis">class hierarchies</text:span>, <text:span text:style-name="Strong_20_Emphasis">special methods</text:span>, and <text:span text:style-name="Strong_20_Emphasis">class variables</text:span></text:p>
        </text:list-item>
      </text:list>
      <text:p text:style-name="Horizontal_20_Line"/>
      <text:h text:style-name="Heading_20_2" text:outline-level="2">🧹 PART 1: Recap – Why Use Classes and OOP?</text:h>
      <text:h text:style-name="Heading_20_3" text:outline-level="3">🧪 Real-Life Analogy</text:h>
      <text:p text:style-name="Text_20_body">Imagine animals: all animals have age and name. Some can make a sound (like cats say <text:span text:style-name="Emphasis">meow</text:span>), some have friends (like people), and some have majors (students!).</text:p>
      <text:h text:style-name="Heading_20_3" text:outline-level="3">🧠 Key Concepts</text:h>
      <text:list text:style-name="L2">
        <text:list-item>
          <text:p text:style-name="P3"><text:span text:style-name="Strong_20_Emphasis">Classes</text:span> group data + behavior together</text:p>
        </text:list-item>
        <text:list-item>
          <text:p text:style-name="P3"><text:span text:style-name="Strong_20_Emphasis">Objects</text:span> are real instances of those classes</text:p>
        </text:list-item>
        <text:list-item>
          <text:p text:style-name="P3">Classes let us <text:span text:style-name="Strong_20_Emphasis">mimic real-world concepts</text:span></text:p>
        </text:list-item>
      </text:list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class Animal:</text:span></text:p>
      <text:p text:style-name="Preformatted_20_Text"><text:span text:style-name="Source_20_Text"><text:s text:c="4"/>def __init__(self, age):</text:span></text:p>
      <text:p text:style-name="Preformatted_20_Text"><text:span text:style-name="Source_20_Text"><text:s text:c="8"/>self.age = age</text:span></text:p>
      <text:p text:style-name="P4"><text:span text:style-name="Source_20_Text"><text:s text:c="8"/>self.name = None</text:span></text:p>
      <text:p text:style-name="Horizontal_20_Line"/>
      <text:h text:style-name="P5" text:outline-level="2"><text:soft-page-break/>🧹 </text:h>
      <text:h text:style-name="P5" text:outline-level="2"/>
      <text:h text:style-name="P5" text:outline-level="2">PART 2: The <text:span text:style-name="Source_20_Text">Animal</text:span> Base Class</text:h>
      <text:p text:style-name="Preformatted_20_Text"><text:span text:style-name="Source_20_Text">class Animal(object):</text:span></text:p>
      <text:p text:style-name="Preformatted_20_Text"><text:span text:style-name="Source_20_Text"><text:s text:c="4"/>def __init__(self, age):</text:span></text:p>
      <text:p text:style-name="Preformatted_20_Text"><text:span text:style-name="Source_20_Text"><text:s text:c="8"/>self.age = age</text:span></text:p>
      <text:p text:style-name="Preformatted_20_Text"><text:span text:style-name="Source_20_Text"><text:s text:c="8"/>self.name = None</text:span></text:p>
      <text:p text:style-name="Preformatted_20_Text"/>
      <text:p text:style-name="Preformatted_20_Text"><text:span text:style-name="Source_20_Text"><text:s text:c="4"/>def get_age(self):</text:span></text:p>
      <text:p text:style-name="Preformatted_20_Text"><text:span text:style-name="Source_20_Text"><text:s text:c="8"/>return self.age</text:span></text:p>
      <text:p text:style-name="Preformatted_20_Text"/>
      <text:p text:style-name="Preformatted_20_Text"><text:span text:style-name="Source_20_Text"><text:s text:c="4"/>def get_name(self):</text:span></text:p>
      <text:p text:style-name="Preformatted_20_Text"><text:span text:style-name="Source_20_Text"><text:s text:c="8"/>return self.name</text:span></text:p>
      <text:p text:style-name="Preformatted_20_Text"/>
      <text:p text:style-name="Preformatted_20_Text"><text:span text:style-name="Source_20_Text"><text:s text:c="4"/>def set_age(self, newage):</text:span></text:p>
      <text:p text:style-name="Preformatted_20_Text"><text:span text:style-name="Source_20_Text"><text:s text:c="8"/>self.age = newage</text:span></text:p>
      <text:p text:style-name="Preformatted_20_Text"/>
      <text:p text:style-name="Preformatted_20_Text"><text:span text:style-name="Source_20_Text"><text:s text:c="4"/>def set_name(self, newname=""):</text:span></text:p>
      <text:p text:style-name="Preformatted_20_Text"><text:span text:style-name="Source_20_Text"><text:s text:c="8"/>self.name = newname</text:span></text:p>
      <text:p text:style-name="Preformatted_20_Text"/>
      <text:p text:style-name="Preformatted_20_Text"><text:span text:style-name="Source_20_Text"><text:s text:c="4"/>def __str__(self):</text:span></text:p>
      <text:p text:style-name="P4"><text:span text:style-name="Source_20_Text"><text:s text:c="8"/>return "animal:" + str(self.name) + ":" + str(self.age)</text:span></text:p>
      <text:p text:style-name="P1">📅 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>Concepts Introduced (Animal class section)</text:span></text:p>
      <text:h text:style-name="Heading_20_4" text:outline-level="4">🔧 <text:span text:style-name="Strong_20_Emphasis">Constructor (</text:span><text:span text:style-name="Strong_20_Emphasis"><text:span text:style-name="Source_20_Text">__init__</text:span></text:span><text:span text:style-name="Strong_20_Emphasis">)</text:span></text:h>
      <text:p text:style-name="Text_20_body">A special method in a class that automatically runs when you create a new object. It sets up (initializes) the object's data.</text:p>
      <text:p text:style-name="Quotations">🧠 Think of it like the birth certificate — it sets the object’s initial values.</text:p>
      <text:h text:style-name="Heading_20_4" text:outline-level="4">🧱 <text:span text:style-name="Strong_20_Emphasis">Instance Variables</text:span></text:h>
      <text:p text:style-name="Text_20_body">Variables that belong to a specific object (instance). Each object has its own copy.</text:p>
      <text:p text:style-name="Quotations">Example: Each <text:span text:style-name="Source_20_Text">Animal</text:span> object has its own <text:span text:style-name="Source_20_Text">age</text:span> and <text:span text:style-name="Source_20_Text">name</text:span>.</text:p>
      <text:h text:style-name="Heading_20_4" text:outline-level="4">🔒 <text:span text:style-name="Strong_20_Emphasis">Getter &amp; Setter Methods</text:span></text:h>
      <text:p text:style-name="Text_20_body">Functions that <text:span text:style-name="Strong_20_Emphasis">get</text:span> (access) or <text:span text:style-name="Strong_20_Emphasis">set</text:span> (change) the values of instance variables safely.</text:p>
      <text:p text:style-name="Quotations">Helps protect data and apply rules like: “Name can’t be empty.”</text:p>
      <text:h text:style-name="Heading_20_4" text:outline-level="4">🖨️ <text:span text:style-name="Strong_20_Emphasis"><text:span text:style-name="Source_20_Text">__str__</text:span></text:span><text:span text:style-name="Strong_20_Emphasis"> (String Representation)</text:span></text:h>
      <text:p text:style-name="Text_20_body">A special method that tells Python how to print the object when using <text:span text:style-name="Source_20_Text">print()</text:span>.</text:p>
      <text:p text:style-name="Quotations">Example: Instead of <text:span text:style-name="Source_20_Text">&lt;__main__.Animal object&gt;</text:span>, you see <text:span text:style-name="Source_20_Text">animal:Fluffy:4</text:span>.</text:p>
      <text:h text:style-name="Heading_20_3" text:outline-level="3">Why Use Getters and Setters?</text:h>
      <text:h text:style-name="Heading_20_4" text:outline-level="4">❌ Problem With Direct Attribute Access</text:h>
      <text:p text:style-name="Preformatted_20_Text"><text:span text:style-name="Source_20_Text">class Student:</text:span></text:p>
      <text:p text:style-name="Preformatted_20_Text"><text:span text:style-name="Source_20_Text"><text:s text:c="4"/>def __init__(self, name, grade):</text:span></text:p>
      <text:p text:style-name="Preformatted_20_Text"><text:span text:style-name="Source_20_Text"><text:s text:c="8"/>self.name = name</text:span></text:p>
      <text:p text:style-name="Preformatted_20_Text"><text:span text:style-name="Source_20_Text"><text:s text:c="8"/>self.grade = grade</text:span></text:p>
      <text:p text:style-name="Preformatted_20_Text"/>
      <text:p text:style-name="Preformatted_20_Text"><text:span text:style-name="Source_20_Text">s = Student("Amina", 8)</text:span></text:p>
      <text:p text:style-name="P6"><text:span text:style-name="Source_20_Text">s.grade = 100 <text:s/># Direct change</text:span></text:p>
      <text:p text:style-name="P6">Yes, the code works, but:</text:p>
      <text:list text:style-name="L3">
        <text:list-item>
          <text:p text:style-name="P7">There’s <text:span text:style-name="Strong_20_Emphasis">no control</text:span> — Anyone can change <text:span text:style-name="Source_20_Text">grade</text:span> to anything, even invalid data like a negative number or a string.</text:p>
        </text:list-item>
        <text:list-item>
          <text:p text:style-name="P7">It <text:span text:style-name="Strong_20_Emphasis">breaks rules</text:span> — Maybe your rule is that no student should have a grade above 12.</text:p>
        </text:list-item>
        <text:list-item>
          <text:p text:style-name="P7">It makes future updates <text:span text:style-name="Strong_20_Emphasis">harder</text:span> — If you later want to add logic when the grade changes, you’ll have to find and update many places.</text:p>
        </text:list-item>
      </text:list>
      <text:h text:style-name="Heading_20_4" text:outline-level="4"><text:soft-page-break/></text:h>
      <text:h text:style-name="Heading_20_4" text:outline-level="4"/>
      <text:h text:style-name="Heading_20_4" text:outline-level="4">✅ Use Methods Instead</text:h>
      <text:p text:style-name="Preformatted_20_Text"><text:span text:style-name="Source_20_Text">class Student:</text:span></text:p>
      <text:p text:style-name="Preformatted_20_Text"><text:span text:style-name="Source_20_Text"><text:s text:c="4"/>def __init__(self, name, grade):</text:span></text:p>
      <text:p text:style-name="Preformatted_20_Text"><text:span text:style-name="Source_20_Text"><text:s text:c="8"/>self.name = name</text:span></text:p>
      <text:p text:style-name="Preformatted_20_Text"><text:span text:style-name="Source_20_Text"><text:s text:c="8"/>self.__grade = grade <text:s/># private attribute</text:span></text:p>
      <text:p text:style-name="Preformatted_20_Text"/>
      <text:p text:style-name="Preformatted_20_Text"><text:span text:style-name="Source_20_Text"><text:s text:c="4"/>def get_grade(self):</text:span></text:p>
      <text:p text:style-name="Preformatted_20_Text"><text:span text:style-name="Source_20_Text"><text:s text:c="8"/>return self.__grade</text:span></text:p>
      <text:p text:style-name="Preformatted_20_Text"/>
      <text:p text:style-name="Preformatted_20_Text"><text:span text:style-name="Source_20_Text"><text:s text:c="4"/>def set_grade(self, grade):</text:span></text:p>
      <text:p text:style-name="Preformatted_20_Text"><text:span text:style-name="Source_20_Text"><text:s text:c="8"/>if 1 &lt;= grade &lt;= 12:</text:span></text:p>
      <text:p text:style-name="Preformatted_20_Text"><text:span text:style-name="Source_20_Text"><text:s text:c="12"/>self.__grade = grade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raise ValueError("Grade must be between 1 and 12")</text:span></text:p>
      <text:p text:style-name="Preformatted_20_Text"/>
      <text:p text:style-name="Preformatted_20_Text"><text:span text:style-name="Source_20_Text">s = Student("Amina", 8)</text:span></text:p>
      <text:p text:style-name="Preformatted_20_Text"><text:span text:style-name="Source_20_Text">s.set_grade(10)</text:span></text:p>
      <text:p text:style-name="P4"><text:span text:style-name="Source_20_Text">print(s.get_grade()) <text:s/># ✅ 10</text:span></text:p>
      <text:h text:style-name="Heading_20_4" text:outline-level="4">👷🏽 Real-World Example: Bank Account</text:h>
      <text:p text:style-name="Preformatted_20_Text"><text:span text:style-name="Source_20_Text">class BankAccount:</text:span></text:p>
      <text:p text:style-name="Preformatted_20_Text"><text:span text:style-name="Source_20_Text"><text:s text:c="4"/>def __init__(self, owner, balance):</text:span></text:p>
      <text:p text:style-name="Preformatted_20_Text"><text:span text:style-name="Source_20_Text"><text:s text:c="8"/>self.__balance = balance</text:span></text:p>
      <text:p text:style-name="Preformatted_20_Text"/>
      <text:p text:style-name="Preformatted_20_Text"><text:span text:style-name="Source_20_Text"><text:s text:c="4"/>def deposit(self, amount):</text:span></text:p>
      <text:p text:style-name="Preformatted_20_Text"><text:span text:style-name="Source_20_Text"><text:s text:c="8"/>if amount &gt; 0:</text:span></text:p>
      <text:p text:style-name="Preformatted_20_Text"><text:span text:style-name="Source_20_Text"><text:s text:c="12"/>self.__balance += amount</text:span></text:p>
      <text:p text:style-name="Preformatted_20_Text"/>
      <text:p text:style-name="Preformatted_20_Text"><text:span text:style-name="Source_20_Text"><text:s text:c="4"/>def withdraw(self, amount):</text:span></text:p>
      <text:p text:style-name="Preformatted_20_Text"><text:span text:style-name="Source_20_Text"><text:s text:c="8"/>if amount &lt;= self.__balance:</text:span></text:p>
      <text:p text:style-name="Preformatted_20_Text"><text:span text:style-name="Source_20_Text"><text:s text:c="12"/>self.__balance -= amount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raise ValueError("Not enough money")</text:span></text:p>
      <text:p text:style-name="Preformatted_20_Text"/>
      <text:p text:style-name="Preformatted_20_Text"><text:span text:style-name="Source_20_Text"><text:s text:c="4"/>def get_balance(self):</text:span></text:p>
      <text:p text:style-name="P4"><text:span text:style-name="Source_20_Text"><text:s text:c="8"/>return self.__balance</text:span></text:p>
      <text:p text:style-name="Text_20_body">📅 Protects data from being tampered with.</text:p>
      <text:list text:style-name="L4">
        <text:list-item>
          <text:p text:style-name="P8">You <text:span text:style-name="Strong_20_Emphasis">don’t want someone</text:span> to do this:</text:p>
          <text:p text:style-name="P9"/>
          <text:p text:style-name="P10"><text:span text:style-name="Source_20_Text">acc = BankAccount("Brian", 500)</text:span></text:p>
          <text:p text:style-name="P11"><text:span text:style-name="Source_20_Text">acc.__balance = 999999 <text:s/># Cheating!</text:span></text:p>
        </text:list-item>
        <text:list-item>
          <text:p text:style-name="P8">With methods, you <text:span text:style-name="Strong_20_Emphasis">control</text:span> what can happen to the balance — like a real ATM machine that only lets you deposit or withdraw within limits.</text:p>
        </text:list-item>
      </text:list>
      <text:p text:style-name="P12"/>
      <text:h text:style-name="Heading_20_4" text:outline-level="4"><text:soft-page-break/>🔐 Why This Matters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eason</text:p>
            </table:table-cell>
            <table:table-cell table:style-name="Table1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1.A1" office:value-type="string">
            <text:p text:style-name="Table_20_Contents">Security</text:p>
          </table:table-cell>
          <table:table-cell table:style-name="Table1.A1" office:value-type="string">
            <text:p text:style-name="Table_20_Contents">Controls how data is changed</text:p>
          </table:table-cell>
        </table:table-row>
        <table:table-row>
          <table:table-cell table:style-name="Table1.A1" office:value-type="string">
            <text:p text:style-name="Table_20_Contents">Validation</text:p>
          </table:table-cell>
          <table:table-cell table:style-name="Table1.A1" office:value-type="string">
            <text:p text:style-name="Table_20_Contents">Prevents invalid values</text:p>
          </table:table-cell>
        </table:table-row>
        <table:table-row>
          <table:table-cell table:style-name="Table1.A1" office:value-type="string">
            <text:p text:style-name="Table_20_Contents">Flexibility</text:p>
          </table:table-cell>
          <table:table-cell table:style-name="Table1.A1" office:value-type="string">
            <text:p text:style-name="Table_20_Contents">Easy to update without breaking code</text:p>
          </table:table-cell>
        </table:table-row>
        <table:table-row>
          <table:table-cell table:style-name="Table1.A1" office:value-type="string">
            <text:p text:style-name="Table_20_Contents">Readability</text:p>
          </table:table-cell>
          <table:table-cell table:style-name="Table1.A1" office:value-type="string">
            <text:p text:style-name="Table_20_Contents"><text:span text:style-name="Source_20_Text">set_grade(9)</text:span> shows intent vs <text:span text:style-name="Source_20_Text">grade = 9</text:span></text:p>
          </table:table-cell>
        </table:table-row>
      </table:table>
      <text:h text:style-name="Heading_20_4" text:outline-level="4">💡 Bonus: Python’s <text:span text:style-name="Source_20_Text">@property</text:span> Decorator</text:h>
      <text:list text:style-name="L5">
        <text:list-item>
          <text:p text:style-name="P13">Provides a cleaner way to define getters/setters.</text:p>
        </text:list-item>
      </text:list>
      <text:h text:style-name="Heading_20_4" text:outline-level="4">🧠 Summary:</text:h>
      <text:list text:style-name="L6">
        <text:list-item>
          <text:p text:style-name="P14">Use methods to access/change data</text:p>
        </text:list-item>
        <text:list-item>
          <text:p text:style-name="P14">Avoid exposing internal variables directly</text:p>
        </text:list-item>
        <text:list-item>
          <text:p text:style-name="P14">Code becomes easier to maintain, safer, and more readable</text:p>
        </text:list-item>
        <text:list-item>
          <text:p text:style-name="P15"><text:span text:style-name="Strong_20_Emphasis">Avoid changing data directly</text:span> because it’s risky and messy.</text:p>
        </text:list-item>
        <text:list-item>
          <text:p text:style-name="P15"><text:span text:style-name="Strong_20_Emphasis">Use methods (getters/setters)</text:span> to keep your code clean, safe, and professional.</text:p>
        </text:list-item>
        <text:list-item>
          <text:p text:style-name="P15">It’s like <text:span text:style-name="Strong_20_Emphasis">locking your house</text:span> and giving a key to trusted people — not letting anyone walk in and move things around.</text:p>
        </text:list-item>
      </text:list>
      <text:p text:style-name="Horizontal_20_Line"/>
      <text:h text:style-name="Heading_20_2" text:outline-level="2">🧹 PART 3: Using the <text:span text:style-name="Source_20_Text">Animal</text:span> Class</text:h>
      <text:p text:style-name="Preformatted_20_Text"><text:span text:style-name="Source_20_Text">def animal_dict(L):</text:span></text:p>
      <text:p text:style-name="Preformatted_20_Text"><text:span text:style-name="Source_20_Text"><text:s text:c="4"/>d = {}</text:span></text:p>
      <text:p text:style-name="Preformatted_20_Text"><text:span text:style-name="Source_20_Text"><text:s text:c="4"/>for n in L:</text:span></text:p>
      <text:p text:style-name="Preformatted_20_Text"><text:span text:style-name="Source_20_Text"><text:s text:c="8"/>if type(n) == int and n &gt;= 0:</text:span></text:p>
      <text:p text:style-name="Preformatted_20_Text"><text:span text:style-name="Source_20_Text"><text:s text:c="12"/>d[n] = Animal(n)</text:span></text:p>
      <text:p text:style-name="Preformatted_20_Text"><text:span text:style-name="Source_20_Text"><text:s text:c="4"/>return d</text:span></text:p>
      <text:p text:style-name="Preformatted_20_Text"/>
      <text:p text:style-name="Preformatted_20_Text"><text:span text:style-name="Source_20_Text">animals = animal_dict([2, 5, 'a', -5, 0])</text:span></text:p>
      <text:p text:style-name="Preformatted_20_Text"><text:span text:style-name="Source_20_Text">for n, a in animals.items():</text:span></text:p>
      <text:p text:style-name="P4"><text:span text:style-name="Source_20_Text"><text:s text:c="4"/>print(f'key {n} with val {a}')</text:span></text:p>
      <text:p text:style-name="Text_20_body">🧠 <text:span text:style-name="Strong_20_Emphasis">Teachable Moment:</text:span> Ug a Suse <text:span text:style-name="Source_20_Text">__str__()</text:span> and <text:span text:style-name="Source_20_Text">__repr__()</text:span> for meaningful output.</text:p>
      <text:p text:style-name="Horizontal_20_Line"/>
      <text:h text:style-name="P16" text:outline-level="2">🧹 PART 4: Creatinbclass – <text:span text:style-name="Source_20_Text">Cat</text:span></text:h>
      <text:p text:style-name="Preformatted_20_Text"><text:span text:style-name="Source_20_Text">class Cat(Animal):</text:span></text:p>
      <text:p text:style-name="Preformatted_20_Text"><text:span text:style-name="Source_20_Text"><text:s text:c="4"/>def speak(self):</text:span></text:p>
      <text:p text:style-name="Preformatted_20_Text"><text:span text:style-name="Source_20_Text"><text:s text:c="8"/>print("meow")</text:span></text:p>
      <text:p text:style-name="Preformatted_20_Text"/>
      <text:p text:style-name="Preformatted_20_Text"><text:span text:style-name="Source_20_Text"><text:s text:c="4"/>def __str__(self):</text:span></text:p>
      <text:p text:style-name="Preformatted_20_Text"><text:span text:style-name="Source_20_Text"><text:s text:c="8"/>return "cat:" + str(self.name) + ":" + str(self.age)</text:span></text:p>
      <text:p text:style-name="Preformatted_20_Text"><text:soft-page-break/></text:p>
      <text:p text:style-name="Preformatted_20_Text"><text:span text:style-name="Source_20_Text">c = Cat(5)</text:span></text:p>
      <text:p text:style-name="Preformatted_20_Text"><text:span text:style-name="Source_20_Text">c.set_name("fluffy")</text:span></text:p>
      <text:p text:style-name="Preformatted_20_Text"><text:span text:style-name="Source_20_Text">print(c)</text:span></text:p>
      <text:p text:style-name="P4"><text:span text:style-name="Source_20_Text">c.speak()</text:span></text:p>
      <text:p text:style-name="Text_20_body">📅 <text:span text:style-name="Source_20_Text">Concepts Introduced (Cat class section)</text:span></text:p>
      <text:h text:style-name="Heading_20_4" text:outline-level="4">🧬 <text:span text:style-name="Strong_20_Emphasis">Subclass Syntax: </text:span><text:span text:style-name="Strong_20_Emphasis"><text:span text:style-name="Source_20_Text">class Subclass(Superclass):</text:span></text:span></text:h>
      <text:p text:style-name="Text_20_body">This is how you create a new class that <text:span text:style-name="Strong_20_Emphasis">inherits</text:span> from an existing one.</text:p>
      <text:p text:style-name="Quotations">Example: <text:span text:style-name="Source_20_Text">Cat</text:span> is a subclass of <text:span text:style-name="Source_20_Text">Animal</text:span>.</text:p>
      <text:h text:style-name="Heading_20_4" text:outline-level="4">🗣️ <text:span text:style-name="Strong_20_Emphasis">Adds New Method (</text:span><text:span text:style-name="Strong_20_Emphasis"><text:span text:style-name="Source_20_Text">speak()</text:span></text:span><text:span text:style-name="Strong_20_Emphasis">)</text:span></text:h>
      <text:p text:style-name="Text_20_body">You can define new methods in a subclass that don’t exist in the parent.</text:p>
      <text:p text:style-name="Quotations">Cats can now say “meow”, but generic Animals can’t.</text:p>
      <text:h text:style-name="Heading_20_4" text:outline-level="4">📝 <text:span text:style-name="Strong_20_Emphasis">Overrides </text:span><text:span text:style-name="Strong_20_Emphasis"><text:span text:style-name="Source_20_Text">__str__()</text:span></text:span></text:h>
      <text:p text:style-name="Text_20_body">You can <text:span text:style-name="Strong_20_Emphasis">customize</text:span> how a subclass behaves by replacing (overriding) methods like <text:span text:style-name="Source_20_Text">__str__()</text:span>.</text:p>
      <text:p text:style-name="Quotations">Now a cat prints as <text:span text:style-name="Source_20_Text">cat:Fluffy:4</text:span> instead of <text:span text:style-name="Source_20_Text">animal:Fluffy:4</text:span>.</text:p>
      <text:p text:style-name="Text_20_body"><text:span text:style-name="Source_20_Text"/></text:p>
      <text:h text:style-name="P17" text:outline-level="3">📀<text:span text:style-name="Source_20_Text">Q: </text:span><text:span text:style-name="Emphasis">Does Python know how to print objects recursively, like inside a list or dictionary?</text:span></text:h>
      <text:p text:style-name="P18"><text:span text:style-name="Strong_20_Emphasis">Yes, but only if the object tells Python how to represent itself.</text:span><text:line-break/>This is where <text:span text:style-name="Source_20_Text">__str__()</text:span> and <text:span text:style-name="Source_20_Text">__repr__()</text:span> methods come in.</text:p>
      <text:p text:style-name="P19"/>
      <text:h text:style-name="P20" text:outline-level="2">✅ Let’s clarify with a real-life example</text:h>
      <text:p text:style-name="P18">Let’s say you’re building an <text:span text:style-name="Strong_20_Emphasis">Animal</text:span> class:</text:p>
      <text:h text:style-name="P17" text:outline-level="3">🔴 Without <text:span text:style-name="Source_20_Text">__str__</text:span> or <text:span text:style-name="Source_20_Text">__repr__</text:span></text:h>
      <text:p text:style-name="P21">python</text:p>
      <text:p text:style-name="P21">CopyEdit</text:p>
      <text:p text:style-name="P22"><text:span text:style-name="Source_20_Text">class Animal:</text:span></text:p>
      <text:p text:style-name="P23"><text:span text:style-name="Source_20_Text"><text:s text:c="4"/>def __init__(self, name):</text:span></text:p>
      <text:p text:style-name="P23"><text:span text:style-name="Source_20_Text"><text:s text:c="8"/>self.name = name</text:span></text:p>
      <text:p text:style-name="P23"/>
      <text:p text:style-name="P23"><text:span text:style-name="Source_20_Text">a = Animal("Lion")</text:span></text:p>
      <text:p text:style-name="P24"><text:span text:style-name="Source_20_Text">print(a)</text:span></text:p>
      <text:h text:style-name="P17" text:outline-level="3"><text:soft-page-break/>❌ Output:</text:h>
      <text:p text:style-name="P21">csharp</text:p>
      <text:p text:style-name="P21">CopyEdit</text:p>
      <text:p text:style-name="P25"><text:span text:style-name="Source_20_Text">&lt;__main__.Animal object at 0x7fa3f23e3fa0&gt;</text:span></text:p>
      <text:p text:style-name="P18">That’s not helpful 😓</text:p>
      <text:p text:style-name="P19"/>
      <text:h text:style-name="P20" text:outline-level="2">✅ Add <text:span text:style-name="Source_20_Text">__str__</text:span> (String Representation)</text:h>
      <text:p text:style-name="P21">python</text:p>
      <text:p text:style-name="P21">CopyEdit</text:p>
      <text:p text:style-name="P22"><text:span text:style-name="Source_20_Text">class Animal:</text:span></text:p>
      <text:p text:style-name="P23"><text:span text:style-name="Source_20_Text"><text:s text:c="4"/>def __init__(self, name):</text:span></text:p>
      <text:p text:style-name="P23"><text:span text:style-name="Source_20_Text"><text:s text:c="8"/>self.name = name</text:span></text:p>
      <text:p text:style-name="P23"/>
      <text:p text:style-name="P23"><text:span text:style-name="Source_20_Text"><text:s text:c="4"/>def __str__(self):</text:span></text:p>
      <text:p text:style-name="P23"><text:span text:style-name="Source_20_Text"><text:s text:c="8"/>return f"Animal(name={self.name})"</text:span></text:p>
      <text:p text:style-name="P23"/>
      <text:p text:style-name="P23"><text:span text:style-name="Source_20_Text">a = Animal("Lion")</text:span></text:p>
      <text:p text:style-name="P24"><text:span text:style-name="Source_20_Text">print(a)</text:span></text:p>
      <text:h text:style-name="P17" text:outline-level="3">✅ Output:</text:h>
      <text:p text:style-name="P21">scss</text:p>
      <text:p text:style-name="P21">CopyEdit</text:p>
      <text:p text:style-name="P25"><text:span text:style-name="Source_20_Text">Animal(name=Lion)</text:span></text:p>
      <text:p text:style-name="P18">Now it looks better! 🙌</text:p>
      <text:p text:style-name="P19"/>
      <text:h text:style-name="P20" text:outline-level="2">🔁 Now put it inside a dictionary</text:h>
      <text:p text:style-name="P21">python</text:p>
      <text:p text:style-name="P21">CopyEdit</text:p>
      <text:p text:style-name="P22"><text:span text:style-name="Source_20_Text">zoo = {</text:span></text:p>
      <text:p text:style-name="P23"><text:span text:style-name="Source_20_Text"><text:s text:c="4"/>"cage1": Animal("Zebra"),</text:span></text:p>
      <text:p text:style-name="P23"><text:span text:style-name="Source_20_Text"><text:s text:c="4"/>"cage2": Animal("Giraffe")</text:span></text:p>
      <text:p text:style-name="P23"><text:span text:style-name="Source_20_Text">}</text:span></text:p>
      <text:p text:style-name="P23"/>
      <text:p text:style-name="P24"><text:span text:style-name="Source_20_Text">print(zoo)</text:span></text:p>
      <text:h text:style-name="P17" text:outline-level="3">⚠️ Output (with only <text:span text:style-name="Source_20_Text">__str__</text:span>):</text:h>
      <text:p text:style-name="P21">csharp</text:p>
      <text:p text:style-name="P21">CopyEdit</text:p>
      <text:p text:style-name="P25"><text:span text:style-name="Source_20_Text">{'cage1': &lt;__main__.Animal object at 0x...&gt;, 'cage2': &lt;__main__.Animal object at 0x...&gt;}</text:span></text:p>
      <text:p text:style-name="P18">Why? Because <text:span text:style-name="Strong_20_Emphasis">Python uses </text:span><text:span text:style-name="Source_20_Text">__repr__</text:span><text:span text:style-name="Strong_20_Emphasis"> for containers like lists and dictionaries</text:span>, not <text:span text:style-name="Source_20_Text">__str__</text:span>.</text:p>
      <text:p text:style-name="P19"/>
      <text:h text:style-name="P20" text:outline-level="2"><text:soft-page-break/>✅ Solution: Define <text:span text:style-name="Source_20_Text">__repr__</text:span> too</text:h>
      <text:p text:style-name="P21">python</text:p>
      <text:p text:style-name="P21">CopyEdit</text:p>
      <text:p text:style-name="P22"><text:span text:style-name="Source_20_Text">class Animal:</text:span></text:p>
      <text:p text:style-name="P23"><text:span text:style-name="Source_20_Text"><text:s text:c="4"/>def __init__(self, name):</text:span></text:p>
      <text:p text:style-name="P23"><text:span text:style-name="Source_20_Text"><text:s text:c="8"/>self.name = name</text:span></text:p>
      <text:p text:style-name="P23"/>
      <text:p text:style-name="P23"><text:span text:style-name="Source_20_Text"><text:s text:c="4"/>def __str__(self):</text:span></text:p>
      <text:p text:style-name="P23"><text:span text:style-name="Source_20_Text"><text:s text:c="8"/>return f"Animal(name={self.name})"</text:span></text:p>
      <text:p text:style-name="P23"/>
      <text:p text:style-name="P23"><text:span text:style-name="Source_20_Text"><text:s text:c="4"/>def __repr__(self):</text:span></text:p>
      <text:p text:style-name="P23"><text:span text:style-name="Source_20_Text"><text:s text:c="8"/>return self.__str__()</text:span></text:p>
      <text:p text:style-name="P23"/>
      <text:p text:style-name="P23"><text:span text:style-name="Source_20_Text">zoo = {</text:span></text:p>
      <text:p text:style-name="P23"><text:span text:style-name="Source_20_Text"><text:s text:c="4"/>"cage1": Animal("Zebra"),</text:span></text:p>
      <text:p text:style-name="P23"><text:span text:style-name="Source_20_Text"><text:s text:c="4"/>"cage2": Animal("Giraffe")</text:span></text:p>
      <text:p text:style-name="P23"><text:span text:style-name="Source_20_Text">}</text:span></text:p>
      <text:p text:style-name="P23"/>
      <text:p text:style-name="P24"><text:span text:style-name="Source_20_Text">print(zoo)</text:span></text:p>
      <text:h text:style-name="P17" text:outline-level="3">✅ Output:</text:h>
      <text:p text:style-name="P21">pgsql</text:p>
      <text:p text:style-name="P21">CopyEdit</text:p>
      <text:p text:style-name="P25"><text:span text:style-name="Source_20_Text">{'cage1': Animal(name=Zebra), 'cage2': Animal(name=Giraffe)}</text:span></text:p>
      <text:p text:style-name="P18">Now the <text:span text:style-name="Strong_20_Emphasis">recursive print works!</text:span> 🎉</text:p>
      <text:p text:style-name="P18"><text:span text:style-name="Source_20_Text"/></text:p>
      <text:p text:style-name="P4"><text:span text:style-name="Source_20_Text"/></text:p>
      <text:p text:style-name="P26">🧠 </text:p>
      <text:p text:style-name="P27">Summary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8">Method</text:p>
            </table:table-cell>
            <table:table-cell table:style-name="Table2.A1" office:value-type="string">
              <text:p text:style-name="P28">Used By</text:p>
            </table:table-cell>
            <table:table-cell table:style-name="Table2.A1" office:value-type="string">
              <text:p text:style-name="P28">Example</text:p>
            </table:table-cell>
          </table:table-row>
        </table:table-header-rows>
        <table:table-row>
          <table:table-cell table:style-name="Table2.A1" office:value-type="string">
            <text:p text:style-name="P29"><text:span text:style-name="Source_20_Text">__str__</text:span></text:p>
          </table:table-cell>
          <table:table-cell table:style-name="Table2.A1" office:value-type="string">
            <text:p text:style-name="P29"><text:span text:style-name="Source_20_Text">print(obj)</text:span></text:p>
          </table:table-cell>
          <table:table-cell table:style-name="Table2.A1" office:value-type="string">
            <text:p text:style-name="P29">Human-readable output</text:p>
          </table:table-cell>
        </table:table-row>
        <table:table-row>
          <table:table-cell table:style-name="Table2.A1" office:value-type="string">
            <text:p text:style-name="P29"><text:span text:style-name="Source_20_Text">__repr__</text:span></text:p>
          </table:table-cell>
          <table:table-cell table:style-name="Table2.A1" office:value-type="string">
            <text:p text:style-name="P29">Lists, dicts, debug</text:p>
          </table:table-cell>
          <table:table-cell table:style-name="Table2.A1" office:value-type="string">
            <text:p text:style-name="P29">Developer-friendly output</text:p>
          </table:table-cell>
        </table:table-row>
        <table:table-row>
          <table:table-cell table:style-name="Table2.A1" office:value-type="string">
            <text:p text:style-name="P29"><text:span text:style-name="Source_20_Text">__repr__</text:span> is recursive</text:p>
          </table:table-cell>
          <table:table-cell table:style-name="Table2.A1" office:value-type="string">
            <text:p text:style-name="P29">Yes, if object defines <text:span text:style-name="Source_20_Text">__repr__()</text:span></text:p>
          </table:table-cell>
          <table:table-cell table:style-name="Table2.A1" office:value-type="string">
            <text:p text:style-name="P30"/>
          </table:table-cell>
        </table:table-row>
      </table:table>
      <text:p text:style-name="P12"><text:span text:style-name="Strong_20_Emphasis"/></text:p>
      <text:p text:style-name="P26"><text:span text:style-name="Strong_20_Emphasis"/></text:p>
      <text:p text:style-name="P27">Real World Use Case:</text:p>
      <text:p text:style-name="P26">Imagine you’re storing <text:span text:style-name="Strong_20_Emphasis">student records</text:span> in a list or dictionary. Without <text:span text:style-name="Source_20_Text">__repr__</text:span>, printing the records won't show meaningful output.</text:p>
      <text:p text:style-name="P31">python</text:p>
      <text:p text:style-name="P31">CopyEdit</text:p>
      <text:p text:style-name="P32"><text:span text:style-name="Source_20_Text">class Student:</text:span></text:p>
      <text:p text:style-name="P33"><text:span text:style-name="Source_20_Text"><text:s text:c="4"/>def __init__(self, name, grade):</text:span></text:p>
      <text:p text:style-name="P33"><text:span text:style-name="Source_20_Text"><text:s text:c="8"/>self.name = name</text:span></text:p>
      <text:p text:style-name="P33"><text:span text:style-name="Source_20_Text"><text:s text:c="8"/>self.grade = grade</text:span></text:p>
      <text:p text:style-name="P33"/>
      <text:p text:style-name="P33"><text:soft-page-break/><text:span text:style-name="Source_20_Text"><text:s text:c="4"/>def __repr__(self):</text:span></text:p>
      <text:p text:style-name="P33"><text:span text:style-name="Source_20_Text"><text:s text:c="8"/>return f"Student(name={self.name}, grade={self.grade})"</text:span></text:p>
      <text:p text:style-name="P33"/>
      <text:p text:style-name="P33"><text:span text:style-name="Source_20_Text">records = [Student("Amina", 92), Student("Brian", 87)]</text:span></text:p>
      <text:p text:style-name="P34"><text:span text:style-name="Source_20_Text">print(records)</text:span></text:p>
      <text:h text:style-name="P35" text:outline-level="3">Output:</text:h>
      <text:p text:style-name="P31">pgsql</text:p>
      <text:p text:style-name="P31">CopyEdit</text:p>
      <text:p text:style-name="P36"><text:span text:style-name="Source_20_Text">[Student(name=Amina, grade=92), Student(name=Brian, grade=87)]</text:span></text:p>
      <text:p text:style-name="P26"><text:span text:style-name="Source_20_Text"/></text:p>
      <text:h text:style-name="Heading_20_2" text:outline-level="2">🧹 PART 5: Another Subclass – <text:span text:style-name="Source_20_Text">Person</text:span></text:h>
      <text:p text:style-name="Preformatted_20_Text"><text:span text:style-name="Source_20_Text">class Person(Animal):</text:span></text:p>
      <text:p text:style-name="Preformatted_20_Text"><text:span text:style-name="Source_20_Text"><text:s text:c="4"/>def __init__(self, name, age):</text:span></text:p>
      <text:p text:style-name="Preformatted_20_Text"><text:span text:style-name="Source_20_Text"><text:s text:c="8"/>Animal.__init__(self, age)</text:span></text:p>
      <text:p text:style-name="Preformatted_20_Text"><text:span text:style-name="Source_20_Text"><text:s text:c="8"/>self.set_name(name)</text:span></text:p>
      <text:p text:style-name="Preformatted_20_Text"><text:span text:style-name="Source_20_Text"><text:s text:c="8"/>self.friends = []</text:span></text:p>
      <text:p text:style-name="Preformatted_20_Text"/>
      <text:p text:style-name="Preformatted_20_Text"><text:span text:style-name="Source_20_Text"><text:s text:c="4"/>def get_friends(self):</text:span></text:p>
      <text:p text:style-name="Preformatted_20_Text"><text:span text:style-name="Source_20_Text"><text:s text:c="8"/>return self.friends.copy()</text:span></text:p>
      <text:p text:style-name="Preformatted_20_Text"/>
      <text:p text:style-name="Preformatted_20_Text"><text:span text:style-name="Source_20_Text"><text:s text:c="4"/>def add_friend(self, fname):</text:span></text:p>
      <text:p text:style-name="Preformatted_20_Text"><text:span text:style-name="Source_20_Text"><text:s text:c="8"/>if fname not in self.friends:</text:span></text:p>
      <text:p text:style-name="Preformatted_20_Text"><text:span text:style-name="Source_20_Text"><text:s text:c="12"/>self.friends.append(fname)</text:span></text:p>
      <text:p text:style-name="Preformatted_20_Text"/>
      <text:p text:style-name="Preformatted_20_Text"><text:span text:style-name="Source_20_Text"><text:s text:c="4"/>def speak(self):</text:span></text:p>
      <text:p text:style-name="Preformatted_20_Text"><text:span text:style-name="Source_20_Text"><text:s text:c="8"/>print("hello")</text:span></text:p>
      <text:p text:style-name="Preformatted_20_Text"/>
      <text:p text:style-name="Preformatted_20_Text"><text:span text:style-name="Source_20_Text"><text:s text:c="4"/>def age_diff(self, other):</text:span></text:p>
      <text:p text:style-name="Preformatted_20_Text"><text:span text:style-name="Source_20_Text"><text:s text:c="8"/>diff = self.age - other.age</text:span></text:p>
      <text:p text:style-name="Preformatted_20_Text"><text:span text:style-name="Source_20_Text"><text:s text:c="8"/>print(abs(diff), "year difference")</text:span></text:p>
      <text:p text:style-name="Preformatted_20_Text"/>
      <text:p text:style-name="Preformatted_20_Text"><text:span text:style-name="Source_20_Text"><text:s text:c="4"/>def __str__(self):</text:span></text:p>
      <text:p text:style-name="P4"><text:span text:style-name="Source_20_Text"><text:s text:c="8"/>return "person:" + str(self.name) + ":" + str(self.age)</text:span></text:p>
      <text:p text:style-name="Text_20_body">📅 <text:span text:style-name="Strong_20_Emphasis">Concepts Introduced (Person class section)</text:span></text:p>
      <text:h text:style-name="Heading_20_4" text:outline-level="4">👨‍👩‍👧‍👦 <text:span text:style-name="Strong_20_Emphasis">Parent Constructor Call</text:span></text:h>
      <text:p text:style-name="Text_20_body">A way to call the parent’s <text:span text:style-name="Source_20_Text">__init__()</text:span> method from the subclass to reuse code.</text:p>
      <text:p text:style-name="Quotations">Example: <text:span text:style-name="Source_20_Text">Animal.__init__(self, age)</text:span> inside the <text:span text:style-name="Source_20_Text">Person</text:span> class.</text:p>
      <text:h text:style-name="Heading_20_4" text:outline-level="4">👫 <text:span text:style-name="Strong_20_Emphasis">Friend List Operations</text:span></text:h>
      <text:p text:style-name="Text_20_body">Using a list to store and manage a person’s friends.</text:p>
      <text:p text:style-name="Quotations">Methods like <text:span text:style-name="Source_20_Text">add_friend()</text:span> and <text:span text:style-name="Source_20_Text">get_friends()</text:span> help manage relationships.</text:p>
      <text:h text:style-name="Heading_20_4" text:outline-level="4"><text:soft-page-break/>🔁 <text:span text:style-name="Strong_20_Emphasis">Object Interaction</text:span></text:h>
      <text:p text:style-name="Text_20_body">When one object uses or talks to another object in your code.</text:p>
      <text:p text:style-name="Quotations">Example: <text:span text:style-name="Source_20_Text">p1.age_diff(p2)</text:span> compares two Person objects.</text:p>
      <text:p text:style-name="Text_20_body"><text:span text:style-name="Strong_20_Emphasis"/></text:p>
      <text:p text:style-name="Horizontal_20_Line"/>
      <text:h text:style-name="Heading_20_3" text:outline-level="3">✋ Finger Exercise: <text:span text:style-name="Source_20_Text">make_pets()</text:span></text:h>
      <text:p text:style-name="Preformatted_20_Text"><text:span text:style-name="Source_20_Text">def make_pets(d):</text:span></text:p>
      <text:p text:style-name="Preformatted_20_Text"><text:span text:style-name="Source_20_Text"><text:s text:c="4"/>for person, cat in d.items():</text:span></text:p>
      <text:p text:style-name="P4"><text:span text:style-name="Source_20_Text"><text:s text:c="8"/>print(f"{person.get_name()}:{cat.get_name()}")</text:span></text:p>
      <text:p text:style-name="Horizontal_20_Line"/>
      <text:h text:style-name="Heading_20_2" text:outline-level="2">🧹 PART 6: Subclass <text:span text:style-name="Source_20_Text">Student</text:span> – Overriding Dynamically</text:h>
      <text:p text:style-name="Preformatted_20_Text"><text:span text:style-name="Source_20_Text">import random</text:span></text:p>
      <text:p text:style-name="Preformatted_20_Text"/>
      <text:p text:style-name="Preformatted_20_Text"><text:span text:style-name="Source_20_Text">class Student(Person):</text:span></text:p>
      <text:p text:style-name="Preformatted_20_Text"><text:span text:style-name="Source_20_Text"><text:s text:c="4"/>def __init__(self, name, age, major=None):</text:span></text:p>
      <text:p text:style-name="Preformatted_20_Text"><text:span text:style-name="Source_20_Text"><text:s text:c="8"/>Person.__init__(self, name, age)</text:span></text:p>
      <text:p text:style-name="Preformatted_20_Text"><text:span text:style-name="Source_20_Text"><text:s text:c="8"/>self.major = major</text:span></text:p>
      <text:p text:style-name="Preformatted_20_Text"/>
      <text:p text:style-name="Preformatted_20_Text"><text:span text:style-name="Source_20_Text"><text:s text:c="4"/>def speak(self):</text:span></text:p>
      <text:p text:style-name="Preformatted_20_Text"><text:span text:style-name="Source_20_Text"><text:s text:c="8"/>r = random.random()</text:span></text:p>
      <text:p text:style-name="Preformatted_20_Text"><text:span text:style-name="Source_20_Text"><text:s text:c="8"/>if r &lt; 0.25:</text:span></text:p>
      <text:p text:style-name="Preformatted_20_Text"><text:span text:style-name="Source_20_Text"><text:s text:c="12"/>print("i have homework")</text:span></text:p>
      <text:p text:style-name="Preformatted_20_Text"><text:span text:style-name="Source_20_Text"><text:s text:c="8"/>elif 0.25 &lt;= r &lt; 0.5:</text:span></text:p>
      <text:p text:style-name="Preformatted_20_Text"><text:span text:style-name="Source_20_Text"><text:s text:c="12"/>print("i need sleep")</text:span></text:p>
      <text:p text:style-name="Preformatted_20_Text"><text:span text:style-name="Source_20_Text"><text:s text:c="8"/>elif 0.5 &lt;= r &lt; 0.75:</text:span></text:p>
      <text:p text:style-name="Preformatted_20_Text"><text:span text:style-name="Source_20_Text"><text:s text:c="12"/>print("i should eat"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print("i'm zooming")</text:span></text:p>
      <text:p text:style-name="Preformatted_20_Text"/>
      <text:p text:style-name="Preformatted_20_Text"><text:span text:style-name="Source_20_Text"><text:s text:c="4"/>def __str__(self):</text:span></text:p>
      <text:p text:style-name="P4"><text:span text:style-name="Source_20_Text"><text:s text:c="8"/>return "student:" + str(self.name) + ":" + str(self.age) + ":" + str(self.major)</text:span></text:p>
      <text:p text:style-name="Text_20_body">📅<text:span text:style-name="Strong_20_Emphasis">Concepts Introduced (Student class section)</text:span></text:p>
      <text:h text:style-name="Heading_20_4" text:outline-level="4">📌 <text:span text:style-name="Strong_20_Emphasis">Custom Attributes</text:span></text:h>
      <text:p text:style-name="Text_20_body">You can add new variables to a subclass that the parent doesn’t have.</text:p>
      <text:p text:style-name="Quotations">Example: <text:span text:style-name="Source_20_Text">Student</text:span> has a <text:span text:style-name="Source_20_Text">major</text:span>, but <text:span text:style-name="Source_20_Text">Person</text:span> doesn’t.</text:p>
      <text:h text:style-name="Heading_20_4" text:outline-level="4">🧠 <text:span text:style-name="Strong_20_Emphasis">Overriding Methods</text:span></text:h>
      <text:p text:style-name="Text_20_body">Replacing a method in a subclass with your own version.</text:p>
      <text:p text:style-name="Quotations"><text:span text:style-name="Source_20_Text">Student.speak()</text:span> says random things, not just “hello”.</text:p>
      <text:h text:style-name="Heading_20_4" text:outline-level="4"><text:soft-page-break/>🎲 <text:span text:style-name="Strong_20_Emphasis">Dynamic Behavior</text:span></text:h>
      <text:p text:style-name="Text_20_body">The behavior changes at runtime, often using randomness or conditions.</text:p>
      <text:p text:style-name="Quotations">Each time <text:span text:style-name="Source_20_Text">Student.speak()</text:span> is called, it might print something different.</text:p>
      <text:p text:style-name="Text_20_body"><text:span text:style-name="Strong_20_Emphasis"/></text:p>
      <text:p text:style-name="Horizontal_20_Line"/>
      <text:h text:style-name="Heading_20_2" text:outline-level="2">🧹 PART 7: Subclass <text:span text:style-name="Source_20_Text">Rabbit</text:span> – Class Variables + Operators</text:h>
      <text:p text:style-name="Preformatted_20_Text"><text:span text:style-name="Source_20_Text">class Rabbit(Animal):</text:span></text:p>
      <text:p text:style-name="Preformatted_20_Text"><text:span text:style-name="Source_20_Text"><text:s text:c="4"/>tag = 1</text:span></text:p>
      <text:p text:style-name="Preformatted_20_Text"/>
      <text:p text:style-name="Preformatted_20_Text"><text:span text:style-name="Source_20_Text"><text:s text:c="4"/>def __init__(self, age, parent1=None, parent2=None):</text:span></text:p>
      <text:p text:style-name="Preformatted_20_Text"><text:span text:style-name="Source_20_Text"><text:s text:c="8"/>Animal.__init__(self, age)</text:span></text:p>
      <text:p text:style-name="Preformatted_20_Text"><text:span text:style-name="Source_20_Text"><text:s text:c="8"/>self.p1 = parent1</text:span></text:p>
      <text:p text:style-name="Preformatted_20_Text"><text:span text:style-name="Source_20_Text"><text:s text:c="8"/>self.p2 = parent2</text:span></text:p>
      <text:p text:style-name="Preformatted_20_Text"><text:span text:style-name="Source_20_Text"><text:s text:c="8"/>self.rid = Rabbit.tag</text:span></text:p>
      <text:p text:style-name="Preformatted_20_Text"><text:span text:style-name="Source_20_Text"><text:s text:c="8"/>Rabbit.tag += 1</text:span></text:p>
      <text:p text:style-name="Preformatted_20_Text"/>
      <text:p text:style-name="Preformatted_20_Text"><text:span text:style-name="Source_20_Text"><text:s text:c="4"/>def get_rid(self):</text:span></text:p>
      <text:p text:style-name="Preformatted_20_Text"><text:span text:style-name="Source_20_Text"><text:s text:c="8"/>return str(self.rid).zfill(5)</text:span></text:p>
      <text:p text:style-name="Preformatted_20_Text"/>
      <text:p text:style-name="Preformatted_20_Text"><text:span text:style-name="Source_20_Text"><text:s text:c="4"/>def get_parent1(self):</text:span></text:p>
      <text:p text:style-name="Preformatted_20_Text"><text:span text:style-name="Source_20_Text"><text:s text:c="8"/>return self.p1</text:span></text:p>
      <text:p text:style-name="Preformatted_20_Text"/>
      <text:p text:style-name="Preformatted_20_Text"><text:span text:style-name="Source_20_Text"><text:s text:c="4"/>def get_parent2(self):</text:span></text:p>
      <text:p text:style-name="Preformatted_20_Text"><text:span text:style-name="Source_20_Text"><text:s text:c="8"/>return self.p2</text:span></text:p>
      <text:p text:style-name="Preformatted_20_Text"/>
      <text:p text:style-name="Preformatted_20_Text"><text:span text:style-name="Source_20_Text"><text:s text:c="4"/>def __add__(self, other):</text:span></text:p>
      <text:p text:style-name="Preformatted_20_Text"><text:span text:style-name="Source_20_Text"><text:s text:c="8"/>return Rabbit(0, self, other)</text:span></text:p>
      <text:p text:style-name="Preformatted_20_Text"/>
      <text:p text:style-name="Preformatted_20_Text"><text:span text:style-name="Source_20_Text"><text:s text:c="4"/>def __eq__(self, other):</text:span></text:p>
      <text:p text:style-name="Preformatted_20_Text"><text:span text:style-name="Source_20_Text"><text:s text:c="8"/>parents_same = (self.p1.rid == other.p1.rid and self.p2.rid == other.p2.rid)</text:span></text:p>
      <text:p text:style-name="Preformatted_20_Text"><text:span text:style-name="Source_20_Text"><text:s text:c="8"/>parents_opp = (self.p2.rid == other.p1.rid and self.p1.rid == other.p2.rid)</text:span></text:p>
      <text:p text:style-name="Preformatted_20_Text"><text:span text:style-name="Source_20_Text"><text:s text:c="8"/>return parents_same or parents_opp</text:span></text:p>
      <text:p text:style-name="Preformatted_20_Text"/>
      <text:p text:style-name="Preformatted_20_Text"><text:span text:style-name="Source_20_Text"><text:s text:c="4"/>def __str__(self):</text:span></text:p>
      <text:p text:style-name="P4"><text:span text:style-name="Source_20_Text"><text:s text:c="8"/>return "rabbit:" + self.get_rid()</text:span></text:p>
      <text:p text:style-name="Text_20_body">📅<text:span text:style-name="Strong_20_Emphasis">Concepts Introduced (Rabbit class section)</text:span></text:p>
      <text:h text:style-name="Heading_20_4" text:outline-level="4">🏷️ <text:span text:style-name="Strong_20_Emphasis">Class Variables</text:span></text:h>
      <text:p text:style-name="Text_20_body">A variable shared by <text:span text:style-name="Strong_20_Emphasis">all</text:span> instances of a class (not unique to each object).</text:p>
      <text:p text:style-name="Quotations">Example: <text:span text:style-name="Source_20_Text">Rabbit.tag</text:span> is shared across all rabbits to assign IDs.</text:p>
      <text:h text:style-name="Heading_20_4" text:outline-level="4">➕ <text:span text:style-name="Strong_20_Emphasis">Operator Overloading (</text:span><text:span text:style-name="Strong_20_Emphasis"><text:span text:style-name="Source_20_Text">+</text:span></text:span><text:span text:style-name="Strong_20_Emphasis">, </text:span><text:span text:style-name="Strong_20_Emphasis"><text:span text:style-name="Source_20_Text">==</text:span></text:span><text:span text:style-name="Strong_20_Emphasis">)</text:span></text:h>
      <text:p text:style-name="Text_20_body">You can customize how operators like <text:span text:style-name="Source_20_Text">+</text:span> and <text:span text:style-name="Source_20_Text">==</text:span> work for your objects.</text:p>
      <text:p text:style-name="Quotations">Example: <text:span text:style-name="Source_20_Text">r1 + r2</text:span> creates a new rabbit from two parents.</text:p>
      <text:h text:style-name="Heading_20_4" text:outline-level="4"><text:soft-page-break/>🧬 <text:span text:style-name="Strong_20_Emphasis">Object Lineage Tracking</text:span></text:h>
      <text:p text:style-name="Text_20_body">Storing parent objects to keep track of where a new object came from.</text:p>
      <text:p text:style-name="Quotations">Example: You can trace <text:span text:style-name="Source_20_Text">Rabbit</text:span> family trees like genetics.</text:p>
      <text:p text:style-name="Text_20_body"><text:span text:style-name="Strong_20_Emphasis"/></text:p>
      <text:p text:style-name="Horizontal_20_Line"/>
      <text:h text:style-name="Heading_20_2" text:outline-level="2">💻 HOMEWORK / PRACTICE</text:h>
      <text:h text:style-name="Heading_20_3" text:outline-level="3">💡 Task 1: Define <text:span text:style-name="Source_20_Text">Employee</text:span> Class (Subclass of <text:span text:style-name="Source_20_Text">Person</text:span>)</text:h>
      <text:list text:style-name="L7">
        <text:list-item>
          <text:p text:style-name="P37">Add salary and methods: <text:span text:style-name="Source_20_Text">get_salary()</text:span>, <text:span text:style-name="Source_20_Text">set_salary()</text:span>, <text:span text:style-name="Source_20_Text">salary_change()</text:span></text:p>
        </text:list-item>
        <text:list-item>
          <text:p text:style-name="P37">Track past salaries in a list</text:p>
        </text:list-item>
        <text:list-item>
          <text:p text:style-name="P37">Method: <text:span text:style-name="Source_20_Text">past_salary_freq()</text:span></text:p>
        </text:list-item>
      </text:list>
      <text:h text:style-name="Heading_20_3" text:outline-level="3">💡 Task 2: Function <text:span text:style-name="Source_20_Text">counts(L)</text:span></text:h>
      <text:list text:style-name="L8">
        <text:list-item>
          <text:p text:style-name="P38">Count:</text:p>
          <text:list>
            <text:list-item>
              <text:p text:style-name="P38"><text:span text:style-name="Source_20_Text">Person</text:span> objects</text:p>
            </text:list-item>
            <text:list-item>
              <text:p text:style-name="P38"><text:span text:style-name="Source_20_Text">Employee</text:span> objects</text:p>
            </text:list-item>
            <text:list-item>
              <text:p text:style-name="P38">Unique names</text:p>
            </text:list-item>
          </text:list>
        </text:list-item>
      </text:list>
      <text:p text:style-name="Horizontal_20_Line"/>
      <text:h text:style-name="P5" text:outline-level="2">📌 </text:h>
      <text:h text:style-name="P5" text:outline-level="2">Summary: BIG IDEAS</text:h>
      <text:list text:style-name="L9">
        <text:list-item>
          <text:p text:style-name="P39">✅ Subclasses inherit and extend parent behavior</text:p>
        </text:list-item>
        <text:list-item>
          <text:p text:style-name="P39">✅ Use class variables wisely (shared state)</text:p>
        </text:list-item>
        <text:list-item>
          <text:p text:style-name="P39">✅ Use special methods (<text:span text:style-name="Source_20_Text">__add__</text:span>, <text:span text:style-name="Source_20_Text">__eq__</text:span>, <text:span text:style-name="Source_20_Text">__str__</text:span>, <text:span text:style-name="Source_20_Text">__repr__</text:span>)</text:p>
        </text:list-item>
        <text:list-item>
          <text:p text:style-name="P39">✅ Getters/setters help secure and maintain data integrity</text:p>
        </text:list-item>
        <text:list-item>
          <text:p text:style-name="P39">✅ Classes allow abstraction, modular design, and reuse</text:p>
        </text:list-item>
      </text:list>
      <text:p text:style-name="Horizontal_20_Line"/>
      <text:h text:style-name="Heading_20_2" text:outline-level="2">📚 References</text:h>
      <text:list text:style-name="L10">
        <text:list-item>
          <text:p text:style-name="P40">MIT OCW Lecture 19 Slides &amp; Code</text:p>
        </text:list-item>
        <text:list-item>
          <text:p text:style-name="P40"><text:soft-page-break/>Lecture PDF: <text:span text:style-name="Source_20_Text">mit6_100l_f22_lec19.pdf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07:45:36.922050303</meta:creation-date>
    <dc:date>2025-07-16T14:35:53.138279666</dc:date>
    <meta:editing-duration>PT23M17S</meta:editing-duration>
    <meta:editing-cycles>3</meta:editing-cycles>
    <meta:generator>LibreOffice/24.8.7.2$Linux_X86_64 LibreOffice_project/480$Build-2</meta:generator>
    <meta:document-statistic meta:table-count="2" meta:image-count="0" meta:object-count="0" meta:page-count="13" meta:paragraph-count="355" meta:word-count="1693" meta:character-count="11959" meta:non-whitespace-character-count="9790"/>
  </office:meta>
</office:document-meta>
</file>